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2022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202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376" calcext:value-type="float">
            <text:p>68.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2020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2019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2018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2017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2016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2014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2014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2013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808" calcext:value-type="float">
            <text:p>68.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2012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201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2010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2008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7352" calcext:value-type="float">
            <text:p>67.96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2006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2004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2004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9344" calcext:value-type="float">
            <text:p>66.3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2003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308" calcext:value-type="float">
            <text:p>66.5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2001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200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200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908" calcext:value-type="float">
            <text:p>65.02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99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4656" calcext:value-type="float">
            <text:p>64.68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9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96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96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95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6768" calcext:value-type="float">
            <text:p>64.05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94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93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92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4848" calcext:value-type="float">
            <text:p>63.93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9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4872" calcext:value-type="float">
            <text:p>63.36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9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3368" calcext:value-type="float">
            <text:p>63.5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88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3176" calcext:value-type="float">
            <text:p>64.27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88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5208" calcext:value-type="float">
            <text:p>63.00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8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0152" calcext:value-type="float">
            <text:p>63.7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85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6752" calcext:value-type="float">
            <text:p>63.16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83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1992" calcext:value-type="float">
            <text:p>63.18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82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7608" calcext:value-type="float">
            <text:p>63.15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8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7736" calcext:value-type="float">
            <text:p>62.65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8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7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77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244" calcext:value-type="float">
            <text:p>65.24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76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2808" calcext:value-type="float">
            <text:p>62.85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75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0648" calcext:value-type="float">
            <text:p>60.8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7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73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72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7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6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6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6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6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57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1956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1" meta:object-count="0"/>
    <meta:user-defined meta:name="AppVersion">3.0</meta:user-defined>
  </office:meta>
</office:document-meta>
</file>